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officeooo:rsid="001e760a" officeooo:paragraph-rsid="001e760a"/>
    </style:style>
    <style:style style:name="P2" style:family="paragraph" style:parent-style-name="Standard">
      <style:paragraph-properties fo:text-align="center" style:justify-single-word="false"/>
      <style:text-properties style:font-name="Times New Roman" fo:font-weight="bold" officeooo:rsid="001e760a" officeooo:paragraph-rsid="001e760a" style:font-weight-asian="bold" style:font-weight-complex="bold"/>
    </style:style>
    <style:style style:name="P3" style:family="paragraph" style:parent-style-name="Title">
      <style:text-properties style:font-name="Times New Roman" fo:font-size="20pt" officeooo:rsid="001e760a" officeooo:paragraph-rsid="001e760a" style:font-size-asian="20pt" style:font-size-complex="20pt"/>
    </style:style>
    <style:style style:name="P4" style:family="paragraph" style:parent-style-name="Text_20_body">
      <style:paragraph-properties fo:text-align="center" style:justify-single-word="false"/>
      <style:text-properties style:font-name="Times New Roman" fo:font-size="12pt" fo:font-weight="bold" officeooo:rsid="001e760a" officeooo:paragraph-rsid="001e760a" style:font-size-asian="10.5pt" style:font-weight-asian="bold" style:font-size-complex="12pt" style:font-weight-complex="bold"/>
    </style:style>
    <style:style style:name="P5" style:family="paragraph" style:parent-style-name="Text_20_body">
      <style:paragraph-properties fo:text-align="end" style:justify-single-word="false"/>
      <style:text-properties style:font-name="Times New Roman" fo:font-size="12pt" fo:font-weight="normal" officeooo:rsid="001e760a" officeooo:paragraph-rsid="001e760a" style:font-size-asian="10.5pt" style:font-weight-asian="normal" style:font-size-complex="12pt" style:font-weight-complex="normal"/>
    </style:style>
    <style:style style:name="P6" style:family="paragraph" style:parent-style-name="Text_20_body">
      <style:paragraph-properties fo:text-align="end" style:justify-single-word="false"/>
      <style:text-properties style:font-name="Times New Roman" fo:font-size="12pt" fo:font-weight="normal" officeooo:rsid="001eedd9" officeooo:paragraph-rsid="001e760a" style:font-size-asian="10.5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text-align="start" style:justify-single-word="false"/>
      <style:text-properties style:font-name="Times New Roman" fo:font-size="12pt" fo:font-weight="normal" officeooo:rsid="001eedd9" officeooo:paragraph-rsid="001eedd9" style:font-size-asian="10.5pt" style:font-weight-asian="normal" style:font-size-complex="12pt" style:font-weight-complex="normal"/>
    </style:style>
    <style:style style:name="P11" style:family="paragraph" style:parent-style-name="Heading_20_1">
      <style:paragraph-properties fo:break-before="page"/>
      <style:text-properties style:font-name="Times New Roman" fo:font-size="12pt" officeooo:rsid="001eedd9" officeooo:paragraph-rsid="001eedd9" style:font-size-asian="10.5pt" style:font-size-complex="12pt"/>
    </style:style>
    <style:style style:name="P12" style:family="paragraph" style:parent-style-name="Text_20_body">
      <style:text-properties officeooo:paragraph-rsid="001eedd9"/>
    </style:style>
    <style:style style:name="P13" style:family="paragraph" style:parent-style-name="Heading_20_1">
      <style:paragraph-properties fo:break-before="page"/>
      <style:text-properties style:font-name="Times New Roman" fo:font-size="12pt" style:font-size-asian="12pt" style:font-size-complex="12pt"/>
    </style:style>
    <style:style style:name="P14" style:family="paragraph" style:parent-style-name="Heading_20_1">
      <style:paragraph-properties fo:break-before="page"/>
      <style:text-properties style:font-name="Times New Roman" fo:font-size="12pt" officeooo:rsid="00207199" officeooo:paragraph-rsid="00207199" style:font-size-asian="10.5pt" style:font-size-complex="12pt"/>
    </style:style>
    <style:style style:name="P15" style:family="paragraph" style:parent-style-name="Heading_20_2">
      <style:text-properties fo:font-size="12pt" officeooo:rsid="002147c0" officeooo:paragraph-rsid="002147c0" style:font-size-asian="10.5pt" style:font-size-complex="12pt"/>
    </style:style>
    <style:style style:name="P16" style:family="paragraph" style:parent-style-name="Text_20_body">
      <style:text-properties officeooo:rsid="002147c0" officeooo:paragraph-rsid="002147c0"/>
    </style:style>
    <style:style style:name="P17" style:family="paragraph" style:parent-style-name="Heading_20_2">
      <style:text-properties officeooo:rsid="0022674f" officeooo:paragraph-rsid="0022674f"/>
    </style:style>
    <style:style style:name="P18" style:family="paragraph" style:parent-style-name="Text_20_body">
      <style:text-properties officeooo:paragraph-rsid="0022674f"/>
    </style:style>
    <style:style style:name="P19" style:family="paragraph" style:parent-style-name="Heading_20_1">
      <style:paragraph-properties fo:break-before="page"/>
      <style:text-properties style:font-name="Times New Roman"/>
    </style:style>
    <style:style style:name="P20" style:family="paragraph" style:parent-style-name="Heading_20_2">
      <style:text-properties style:font-name="Times New Roman" fo:font-size="12pt" style:font-size-asian="12pt" style:font-size-complex="12pt"/>
    </style:style>
    <style:style style:name="P21" style:family="paragraph" style:parent-style-name="Text_20_body">
      <style:paragraph-properties fo:text-align="justify" style:justify-single-word="false"/>
      <style:text-properties officeooo:paragraph-rsid="001ffaec"/>
    </style:style>
    <style:style style:name="P2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tyle="normal" style:text-underline-style="none" fo:font-weight="normal" officeooo:paragraph-rsid="001ffaec" style:text-blinking="false" fo:background-color="transparent"/>
    </style:style>
    <style:style style:name="P23" style:family="paragraph" style:parent-style-name="Text_20_body">
      <style:text-properties style:font-name="Times New Roman"/>
    </style:style>
    <style:style style:name="P24" style:family="paragraph" style:parent-style-name="Heading_20_2">
      <style:text-properties officeooo:rsid="002870c7" officeooo:paragraph-rsid="002870c7"/>
    </style:style>
    <style:style style:name="P25" style:family="paragraph" style:parent-style-name="Text_20_body">
      <style:text-properties officeooo:rsid="002870c7" officeooo:paragraph-rsid="002870c7"/>
    </style:style>
    <style:style style:name="P26" style:family="paragraph" style:parent-style-name="Heading_20_1">
      <style:paragraph-properties fo:break-before="page"/>
      <style:text-properties style:font-name="Times New Roman" fo:font-size="12pt" officeooo:rsid="001ffaec" officeooo:paragraph-rsid="001ffaec" style:font-size-asian="10.5pt" style:font-size-complex="12pt"/>
    </style:style>
    <style:style style:name="P27"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rsid="001ffaec" officeooo:paragraph-rsid="001ffaec" style:text-blinking="false" fo:background-color="transparent" style:font-size-asian="12pt" style:font-size-complex="12pt"/>
    </style:style>
    <style:style style:name="P28"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ffaec" style:text-blinking="false" fo:background-color="transparent" style:font-size-asian="12pt" style:font-size-complex="12pt"/>
    </style:style>
    <style:style style:name="P29" style:family="paragraph" style:parent-style-name="Text_20_body">
      <style:text-properties officeooo:rsid="0029ae45" officeooo:paragraph-rsid="0029ae45"/>
    </style:style>
    <style:style style:name="T1" style:family="text">
      <style:text-properties officeooo:rsid="001eedd9"/>
    </style:style>
    <style:style style:name="T2" style:family="text">
      <style:text-properties style:font-name="Times New Roman" fo:font-size="12pt" officeooo:rsid="001eedd9" style:font-size-asian="10.5pt" style:font-size-complex="12pt"/>
    </style:style>
    <style:style style:name="T3" style:family="text">
      <style:text-properties style:font-name="Times New Roman" fo:font-size="12pt" officeooo:rsid="001eedd9" style:font-size-asian="12pt" style:font-size-complex="12pt"/>
    </style:style>
    <style:style style:name="T4" style:family="text">
      <style:text-properties officeooo:rsid="0022674f"/>
    </style:style>
    <style:style style:name="T5" style:family="text">
      <style:text-properties fo:font-size="12pt" style:font-size-asian="10.5pt" style:font-size-complex="12pt"/>
    </style:style>
    <style:style style:name="T6" style:family="text">
      <style:text-properties fo:font-size="12pt" fo:font-style="italic" style:font-size-asian="10.5pt" style:font-style-asian="italic" style:font-size-complex="12pt" style:font-style-complex="italic"/>
    </style:style>
    <style:style style:name="T7" style:family="text">
      <style:text-properties fo:font-size="12pt" officeooo:rsid="0022674f" style:font-size-asian="10.5pt" style:font-size-complex="12pt"/>
    </style:style>
    <style:style style:name="T8" style:family="text">
      <style:text-properties officeooo:rsid="0024236f"/>
    </style:style>
    <style:style style:name="T9" style:family="text">
      <style:text-properties fo:font-size="12pt" officeooo:rsid="00207199" style:font-size-asian="12pt" style:font-size-complex="12pt"/>
    </style:style>
    <style:style style:name="T10" style:family="text">
      <style:text-properties fo:font-size="12pt" officeooo:rsid="001eedd9" style:font-size-asian="12pt" style:font-size-complex="12pt"/>
    </style:style>
    <style:style style:name="T11" style:family="text">
      <style:text-properties fo:font-size="12pt" style:font-size-asian="12pt" style:font-size-complex="12pt"/>
    </style:style>
    <style:style style:name="T12" style:family="text">
      <style:text-properties officeooo:rsid="00207199"/>
    </style:style>
    <style:style style:name="T13"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tyle="italic" style:text-underline-style="none" fo:font-weight="normal" style:text-blinking="false" fo:background-color="transparent" loext:char-shading-value="0"/>
    </style:style>
    <style:style style:name="T15" style:family="text">
      <style:text-properties style:font-name="Times New Roman"/>
    </style:style>
    <style:style style:name="T16" style:family="text">
      <style:text-properties officeooo:rsid="0029ef14"/>
    </style:style>
    <style:style style:name="T17" style:family="text">
      <style:text-properties officeooo:rsid="001ffaec"/>
    </style:style>
    <style:style style:name="T18" style:family="text">
      <style:text-properties style:font-name="Times New Roman" fo:font-size="12pt" officeooo:rsid="001ffaec" style:font-size-asian="10.5pt" style:font-size-complex="12pt"/>
    </style:style>
    <style:style style:name="T19" style:family="text">
      <style:text-properties style:font-name="Times New Roman" fo:font-size="12pt" style:font-size-asian="10.5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1">Arvutiteaduse instituut</text:p>
      <text:p text:style-name="P1">Informaatika õppek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oonas Tiitson</text:p>
      <text:p text:style-name="P3">PCB komponentide tuvastamine</text:p>
      <text:p text:style-name="P4">Bakalaureusetöö</text:p>
      <text:p text:style-name="P4"/>
      <text:p text:style-name="P4"/>
      <text:p text:style-name="P5">Juhendaja: <text:span text:style-name="T1">Kr</text:span>isto Raun, <text:span text:style-name="T1">Msc</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Sisukord</text:p>
          </text:index-title>
          <text:p text:style-name="P8"><text:a xlink:type="simple" xlink:href="#__RefHeading___Toc7_4257153102" text:style-name="Index_20_Link" text:visited-style-name="Index_20_Link">1. Sissejuhatus<text:tab/>3</text:a></text:p>
          <text:p text:style-name="P8"><text:a xlink:type="simple" xlink:href="#__RefHeading___Toc9_4257153102" text:style-name="Index_20_Link" text:visited-style-name="Index_20_Link">2. Mõisted, terminid ja lühendid<text:tab/>4</text:a></text:p>
          <text:p text:style-name="P8"><text:a xlink:type="simple" xlink:href="#__RefHeading___Toc57_4257153102" text:style-name="Index_20_Link" text:visited-style-name="Index_20_Link">2. Kirjanduse ülevaade<text:tab/>5</text:a></text:p>
          <text:p text:style-name="P9"><text:a xlink:type="simple" xlink:href="#__RefHeading___Toc59_4257153102" text:style-name="Index_20_Link" text:visited-style-name="Index_20_Link">2.1 YOLO võrreldes teiste mudelitega<text:tab/>5</text:a></text:p>
          <text:p text:style-name="P8"><text:a xlink:type="simple" xlink:href="#__RefHeading___Toc61_4257153102" text:style-name="Index_20_Link" text:visited-style-name="Index_20_Link">Viidatud kirjandus<text:tab/>6</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2"/></text:p>
      <text:h text:style-name="P13" text:outline-level="1"><text:bookmark-start text:name="__RefHeading___Toc9_4257153102"/>2. <text:span text:style-name="T1">Mõisted, terminid ja lühendid</text:span><text:bookmark-end text:name="__RefHeading___Toc9_4257153102"/></text:h>
      <text:p text:style-name="Text_20_body"><text:span text:style-name="T3"/></text:p>
      <text:h text:style-name="P14" text:outline-level="1"><text:span text:style-name="T4">3</text:span>. Metoodika</text:h>
      <text:h text:style-name="P15" text:outline-level="2"><text:span text:style-name="T4">3</text:span>.1 Probleemi püstatus</text:h>
      <text:p text:style-name="P16"><text:span text:style-name="T5">Elektroonika tööstuses toodetakse sageli trükkplaate (</text:span><text:span text:style-name="T6">printed circuit board</text:span><text:span text:style-name="T5">). Nende peal on palju elektroonika komponente näiteks transistoreid, takisteid, jms. Kuna komponendid on üsna väikesed ja neid on iga trükkplaadi peal palju, siis on trükkplaadi korrasoleku hindamine täpne ning tülpiv töö. </text:span><text:span text:style-name="T7">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tahaks ka tuvastada selle orientatsiooni.</text:span></text:p>
      <text:h text:style-name="P17" text:outline-level="2">3.2 <text:span text:style-name="T8">Andmekogumi loomine</text:span></text:h>
      <text:p text:style-name="P18"/>
      <text:h text:style-name="P19" text:outline-level="1"><text:bookmark-start text:name="__RefHeading___Toc57_4257153102"/><text:span text:style-name="T9">4</text:span><text:span text:style-name="T10">. </text:span><text:span text:style-name="T11">Kirjanduse ülevaade</text:span><text:bookmark-end text:name="__RefHeading___Toc57_4257153102"/></text:h>
      <text:p text:style-name="Contents_20_2"/>
      <text:h text:style-name="P20" text:outline-level="2"><text:bookmark-start text:name="__RefHeading___Toc59_4257153102"/><text:span text:style-name="T12">4</text:span>.1 YOLO võrreldes teiste mudelitega<text:bookmark-end text:name="__RefHeading___Toc59_4257153102"/></text:h>
      <text:p text:style-name="P21"><text:bookmark text:name="docs-internal-guid-d11b0d5d-7fff-b28a-93e4-2c2db6efec0a"/><text:span text:style-name="T13">Oma uurimistöös plaanin kasutada YOLO mudelit et tuvastada PCB pealt erinevaid komponente. Kuid mõnel komponendil on oluline selle suund. Kuna YOLO (you only look once) mudelid ei saa mitu korda pilti läbida siis tekib probleem selle ülesandega, ja tuleb kasuks kaheastmeline mudel. Algseks objekti tuvastamiseks võib ikka kasutada YOLO mudelit, aga suuna määramiseks saab lisada teise astme. Kuid selline kaheastmeline tegevus on arvutustelt keeruline ja on aeglasem kui üheastmeline meetod, kasutades muu arhitektuuri mudelit, näiteks ResNeXt101. Objekti ja selle suuna tuvastamiseks on vaja kõigepealt märkida selle asukoht horisontaalse piirdekasti (</text:span><text:span text:style-name="T14">HBB</text:span><text:span text:style-name="T13">) ja suund orienteeritud piirdekastiga (</text:span><text:span text:style-name="T14">OBB</text:span><text:span text:style-name="T13">). (Haryono 2023) </text:span></text:p>
      <text:p text:style-name="P22">YOLO mudel on aga väga kasulik kui pildilt on vaja lihtsalt tuvastada kiirelt otsitavaid komponente, sellepärast jääb see igatahes minu töös esimeseks sammuks. YOLO mudel on nii kiire kuna kasutab väheseid kõrvalisi teeke ning on kirjutatud otse C keeles ja CUDA-s. (Yang 2023) </text:p>
      <text:p text:style-name="P21"><text:span text:style-name="T13">Kuigi ResNeXt101 saavutab häid tulemusi kiire tuvastusega ja on kiirem kaheastmelisest mudelist sellisel juhul, siis on mul tarvis vaheldumisi kasutada suuna tuvastust. Mõnel komponendil pole nii täpne tuvastus lihtsalt vajalik. YOLO on praegu ideaalne kesktee kiirusest ja täpsest tuvastamisest, et oleks kasulik tööstuses.</text:span><text:span text:style-name="T15"> </text:span></text:p>
      <text:p text:style-name="P23"/>
      <text:h text:style-name="P24" text:outline-level="2">4.2 YOLO mudel</text:h>
      <text:p text:style-name="P25">YOLO mudeli eelisteks veel on andmete säilitamine treenimis protsessi vältel. See aitab ära hoida valede seoste tekkimist mudelis. Samuti aitab andmete alles hoidmine tulevikus mudeli ümbertreenimisel, kui näiteks tahta lisada mingit objekti mida see tuvastaks hiljem juurde. <text:span text:style-name="T16">Tänu GELAN ja PGI objekti tuvastuse koos kasutamisele saavutab YOLOv9 (üheksas versioon YOLO mudelist mis on ka vabavara MIT litsentsiga) kõrgema täpsuse teistest reaal-ajas tuvastavatele algoritmidele. (Wang 2024)</text:span></text:p>
      <text:h text:style-name="P26" text:outline-level="1"><text:bookmark-start text:name="__RefHeading___Toc61_4257153102"/>Viidatud kirjandus<text:bookmark-end text:name="__RefHeading___Toc61_4257153102"/></text:h>
      <text:p text:style-name="P27"><text:bookmark text:name="docs-internal-guid-ba7b3625-7fff-02b1-20f2-563fea583b55"/>1. Haryono, A.; Jati, G.; Jatmiko, W. Oriented object detection in satellite images using convolutional neural network based on ResNeXt. ETRI J. 2023.</text:p>
      <text:p text:style-name="P28"><text:span text:style-name="T17">2. </text:span>Yang, C-H; Lin, Y-N; Wang S-K; Shen, V.R.L; Tung, Y-C; Lin J-F. An Edge Computing System for Fast Image Recognition Based on Convolutional Neural Network and Petri Net Model. Springer Nature. 2023</text:p>
      <text:p text:style-name="P29"><text:span text:style-name="T18">3. Wang C-Y; Yeh I-H; Liao, H-Y. YOLOv9: Learning What You Want to Learn Using Programmable Gradient Information. </text:span><text:span text:style-name="T19">Arxiv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t" fo:country="E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t" fo:country="E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eedd9" officeooo:paragraph-rsid="001eed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text:page-number text:select-page="current">5</text:page-number><text:bookmark-end text:name="PageNumWizard_FOOTER_Default Page Style1 Copy 1"/></text:p>
      </style:footer>
      <style:footer-first>
        <text:p text:style-name="MP2">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30T13:13:03.869000000</meta:creation-date>
    <dc:date>2024-12-05T12:52:11.315000000</dc:date>
    <meta:editing-duration>PT10H7M23S</meta:editing-duration>
    <meta:editing-cycles>6</meta:editing-cycles>
    <meta:generator>LibreOffice/24.8.3.2$Windows_X86_64 LibreOffice_project/48a6bac9e7e268aeb4c3483fcf825c94556d9f92</meta:generator>
    <meta:document-statistic meta:table-count="0" meta:image-count="0" meta:object-count="0" meta:page-count="7" meta:paragraph-count="32" meta:word-count="484" meta:character-count="3462" meta:non-whitespace-character-count="3007"/>
  </office:meta>
</office:document-meta>
</file>